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74150" officeooo:paragraph-rsid="00374150"/>
    </style:style>
    <style:style style:name="P5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P6" style:family="paragraph" style:parent-style-name="Heading_20_3">
      <style:text-properties officeooo:rsid="00347d50" officeooo:paragraph-rsid="00347d50"/>
    </style:style>
    <style:style style:name="P7" style:family="paragraph" style:parent-style-name="Heading_20_3">
      <style:text-properties officeooo:paragraph-rsid="00374150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b2d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1979</text:h>
      <text:p text:style-name="Heading_20_2">(<text:span text:style-name="T1">The Smashing Pumpkins</text:span>)</text:p>
      <text:p text:style-name="P6">[VERSE 1]</text:p>
      <text:p text:style-name="P1"><text:span text:style-name="T4">C</text:span> <text:s text:c="23"/><text:span text:style-name="T4">G</text:span>maj7 <text:span text:style-name="T4">G</text:span></text:p>
      <text:p text:style-name="P1">Shakedown nineteen seven nine, <text:s/></text:p>
      <text:p text:style-name="P1"><text:span text:style-name="T4">C</text:span> <text:s text:c="23"/><text:span text:style-name="T4">G</text:span>maj7 <text:span text:style-name="T4">G</text:span> <text:s text:c="4"/></text:p>
      <text:p text:style-name="P1">Cool kids never have the time.</text:p>
      <text:p text:style-name="P1"><text:s text:c="5"/><text:span text:style-name="T4">C</text:span> <text:s text:c="25"/><text:span text:style-name="T4">A</text:span>m</text:p>
      <text:p text:style-name="P1">On a live wire right up off the street </text:p>
      <text:p text:style-name="P1"><text:s text:c="8"/><text:span text:style-name="T4">D</text:span> <text:s text:c="15"/><text:span text:style-name="T4">Gmaj7 G</text:span> <text:s text:c="16"/></text:p>
      <text:p text:style-name="P1">You and I should meet. </text:p>
      <text:p text:style-name="Heading_20_3">[VERSE 2]</text:p>
      <text:p text:style-name="P1"><text:span text:style-name="T4">C</text:span> <text:s text:c="22"/><text:span text:style-name="T4">G</text:span>maj7 <text:span text:style-name="T4">G</text:span></text:p>
      <text:p text:style-name="P1">Junebug skipping like a stone</text:p>
      <text:p text:style-name="P1"><text:span text:style-name="T4">C</text:span> <text:s text:c="29"/><text:span text:style-name="T4">G</text:span>maj7 <text:span text:style-name="T4">G</text:span></text:p>
      <text:p text:style-name="P1">With headlights pointed at the dawn.</text:p>
      <text:p text:style-name="P2"><text:span text:style-name="T4">C</text:span> <text:s text:c="29"/><text:span text:style-name="T4">A</text:span>m <text:s text:c="7"/><text:span text:style-name="T4">D</text:span></text:p>
      <text:p text:style-name="P2">We were sure we'd never see <text:span text:style-name="T2">a</text:span>n end to it all.</text:p>
      <text:p text:style-name="P7">[CHORUS]</text:p>
      <text:p text:style-name="P3"><text:s text:c="5"/><text:span text:style-name="T4">G</text:span> <text:s text:c="7"/><text:span text:style-name="T4">G</text:span>maj7 <text:span text:style-name="T4">C</text:span></text:p>
      <text:p text:style-name="P3"><text:span text:style-name="T3">And</text:span> we don't even <text:s/>care </text:p>
      <text:p text:style-name="P3"><text:s text:c="22"/><text:span text:style-name="T4">G</text:span></text:p>
      <text:p text:style-name="P3">to shake these zipper blues,</text:p>
      <text:p text:style-name="P3"><text:s text:c="4"/><text:span text:style-name="T4">G</text:span>maj7 <text:s text:c="3"/><text:span text:style-name="T4">C</text:span></text:p>
      <text:p text:style-name="P3">And we don't know </text:p>
      <text:p text:style-name="P3"><text:s text:c="26"/><text:span text:style-name="T4">G</text:span></text:p>
      <text:p text:style-name="P3"><text:span text:style-name="T5">J</text:span>ust where out bones will rest</text:p>
      <text:p text:style-name="P3"><text:s text:c="3"/><text:span text:style-name="T4">G</text:span>maj7 <text:s/><text:span text:style-name="T4">C</text:span></text:p>
      <text:p text:style-name="P3">To dust I guess,</text:p>
      <text:p text:style-name="P3"><text:s text:c="15"/><text:span text:style-name="T4">A</text:span>m <text:s text:c="5"/></text:p>
      <text:p text:style-name="P3">Forgotten and absorbed </text:p>
      <text:p text:style-name="P3"><text:s text:c="11"/><text:span text:style-name="T4">D</text:span> <text:s text:c="6"/><text:span text:style-name="T4">G</text:span>maj7 <text:span text:style-name="T4">G</text:span></text:p>
      <text:p text:style-name="P4">[in]to the earth below.</text:p>
      <text:p text:style-name="Heading_20_3"><text:soft-page-break/>[VERSE 3]</text:p>
      <text:p text:style-name="P1"><text:span text:style-name="T4">C</text:span> <text:s text:c="30"/><text:span text:style-name="T4">G</text:span>maj7 <text:span text:style-name="T4">G</text:span></text:p>
      <text:p text:style-name="P1">Double cross the vacant and the bored,</text:p>
      <text:p text:style-name="P1"><text:span text:style-name="T4">C</text:span> <text:s text:c="36"/><text:span text:style-name="T4">G</text:span>maj7 <text:span text:style-name="T4">G</text:span></text:p>
      <text:p text:style-name="P1">They're not sure just what we have in store.</text:p>
      <text:p text:style-name="P1"><text:span text:style-name="T4">C</text:span> <text:s text:c="34"/><text:span text:style-name="T4">A</text:span>m <text:s text:c="3"/><text:span text:style-name="T4">C</text:span></text:p>
      <text:p text:style-name="P1">Morphine city slippin' dues down to see:</text:p>
      <text:p text:style-name="Heading_20_3">[CHORUS]</text:p>
      <text:p text:style-name="P1"><text:s text:c="5"/><text:span text:style-name="T4">G</text:span> <text:s text:c="7"/><text:span text:style-name="T4">G</text:span>maj7 <text:span text:style-name="T4">C</text:span> <text:s text:c="21"/><text:span text:style-name="T4">G</text:span></text:p>
      <text:p text:style-name="P1">That we don't even <text:s/>care as restless as we are,</text:p>
      <text:p text:style-name="P1"><text:s text:c="3"/><text:span text:style-name="T4">G</text:span>maj7 <text:s text:c="3"/><text:span text:style-name="T4">C</text:span></text:p>
      <text:p text:style-name="P1">We feel the pull </text:p>
      <text:p text:style-name="P1"><text:s text:c="26"/><text:span text:style-name="T4">G</text:span></text:p>
      <text:p text:style-name="P1"><text:span text:style-name="T5">I</text:span>n the land of a thousand guilts</text:p>
      <text:p text:style-name="P1"><text:s text:c="4"/><text:span text:style-name="T4">G</text:span>maj7 <text:s/><text:span text:style-name="T4">C</text:span></text:p>
      <text:p text:style-name="P1">And poured cement,</text:p>
      <text:p text:style-name="P1"><text:s text:c="13"/><text:span text:style-name="T4">D</text:span></text:p>
      <text:p text:style-name="P1">Lamented and assured.</text:p>
      <text:p text:style-name="Heading_20_3">[BRIDGE]</text:p>
      <text:p text:style-name="P1"><text:s text:c="18"/><text:span text:style-name="T4">E</text:span>m <text:s text:c="3"/><text:span text:style-name="T4">C</text:span></text:p>
      <text:p text:style-name="P1">To the lights and towns below,</text:p>
      <text:p text:style-name="P1"><text:span text:style-name="T4">D</text:span> <text:s text:c="14"/><text:span text:style-name="T4">E</text:span>m <text:s text:c="6"/><text:span text:style-name="T4">D</text:span></text:p>
      <text:p text:style-name="P1">Faster than the speed of sound,</text:p>
      <text:p text:style-name="P1"><text:span text:style-name="T4">D</text:span> <text:s text:c="13"/><text:span text:style-name="T4">E</text:span>m <text:s text:c="10"/><text:span text:style-name="T4">C</text:span> <text:s text:c="2"/></text:p>
      <text:p text:style-name="P1">Faster than we thought we'd go </text:p>
      <text:p text:style-name="P1"><text:span text:style-name="T4">A</text:span>m <text:s text:c="9"/><text:span text:style-name="T4">D</text:span> <text:s text:c="7"/><text:span text:style-name="T4">G <text:s text:c="5"/>Gmaj7</text:span></text:p>
      <text:p text:style-name="P1">beneath the sound of hope.</text:p>
      <text:p text:style-name="Heading_20_3">[VERSE 4]</text:p>
      <text:p text:style-name="P1"><text:span text:style-name="T4">C</text:span> <text:s text:c="21"/><text:span text:style-name="T4">G</text:span>maj7 <text:span text:style-name="T4">G</text:span></text:p>
      <text:p text:style-name="P1">Justine never knew the rules,</text:p>
      <text:p text:style-name="P1"><text:span text:style-name="T4">C</text:span> <text:s text:c="28"/><text:span text:style-name="T4">G</text:span>maj7 <text:s/><text:span text:style-name="T4">G</text:span></text:p>
      <text:p text:style-name="P1">Hung down with the freaks and ghouls.</text:p>
      <text:p text:style-name="P1"><text:span text:style-name="T4">C</text:span> <text:s text:c="24"/><text:span text:style-name="T4">G</text:span>maj7 <text:span text:style-name="T4">G</text:span></text:p>
      <text:p text:style-name="P1">No apologies ever need be made,</text:p>
      <text:p text:style-name="P1"><text:span text:style-name="T4">C</text:span> <text:s text:c="21"/><text:span text:style-name="T4">A</text:span>m <text:s text:c="8"/><text:span text:style-name="T4">D</text:span></text:p>
      <text:p text:style-name="P1">I know better than you fake it to see:</text:p>
      <text:p text:style-name="Heading_20_3"><text:soft-page-break/>[CHORUS]</text:p>
      <text:p text:style-name="P1"><text:s text:c="5"/><text:span text:style-name="T4">G</text:span> <text:s text:c="7"/><text:span text:style-name="T4">G</text:span>maj7 <text:span text:style-name="T4">C</text:span></text:p>
      <text:p text:style-name="P1">That we don't even <text:s/>care </text:p>
      <text:p text:style-name="P1"><text:s text:c="22"/><text:span text:style-name="T4">G</text:span></text:p>
      <text:p text:style-name="P1"><text:span text:style-name="T5">T</text:span>o shake these zipper blues,</text:p>
      <text:p text:style-name="P1"><text:s text:c="4"/><text:span text:style-name="T4">G</text:span>maj7 <text:s text:c="3"/><text:span text:style-name="T4">C</text:span></text:p>
      <text:p text:style-name="P1">And we don't know </text:p>
      <text:p text:style-name="P1"><text:s text:c="26"/><text:span text:style-name="T4">G</text:span></text:p>
      <text:p text:style-name="P1"><text:span text:style-name="T5">J</text:span>ust where out bones will rest</text:p>
      <text:p text:style-name="P1"><text:s text:c="3"/><text:span text:style-name="T4">G</text:span>maj7 <text:s/><text:span text:style-name="T4">C</text:span></text:p>
      <text:p text:style-name="P1">To dust I guess,</text:p>
      <text:p text:style-name="P1"><text:s text:c="15"/><text:span text:style-name="T4">A</text:span>m <text:s text:c="5"/></text:p>
      <text:p text:style-name="P1">Forgotten and absorbed </text:p>
      <text:p text:style-name="P1"><text:s text:c="11"/><text:span text:style-name="T4">D</text:span> <text:s text:c="5"/><text:span text:style-name="T4">G</text:span>maj7 <text:span text:style-name="T4">G</text:span></text:p>
      <text:p text:style-name="P1"><text:span text:style-name="T3">[I</text:span>n<text:span text:style-name="T3">]</text:span>to the earth below.</text:p>
      <text:p text:style-name="Heading_20_3">[CODA]</text:p>
      <text:p text:style-name="P1"><text:span text:style-name="T4">C</text:span> <text:s text:c="30"/><text:span text:style-name="T4">G</text:span>maj7 <text:span text:style-name="T4">G</text:span></text:p>
      <text:p text:style-name="P1">The street heats the urgency of now.</text:p>
      <text:p text:style-name="P1"><text:span text:style-name="T4">C</text:span> <text:s text:c="25"/><text:span text:style-name="T4">G</text:span></text:p>
      <text:p text:style-name="P1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6M13S</meta:editing-duration>
    <meta:editing-cycles>44</meta:editing-cycles>
    <meta:generator>LibreOffice/5.2.7.2$Linux_X86_64 LibreOffice_project/20m0$Build-2</meta:generator>
    <dc:title>Lyrics + Chords</dc:title>
    <dc:date>2017-10-14T07:56:35.661917323</dc:date>
    <meta:print-date>2017-04-03T12:23:29.985893000</meta:print-date>
    <meta:document-statistic meta:table-count="0" meta:image-count="0" meta:object-count="0" meta:page-count="3" meta:paragraph-count="89" meta:word-count="332" meta:character-count="2349" meta:non-whitespace-character-count="123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